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P1" style:family="paragraph" style:parent-style-name="Text_20_body">
      <style:text-properties style:font-name="Arial" officeooo:rsid="0000450b" officeooo:paragraph-rsid="0000450b"/>
    </style:style>
    <style:style style:name="P2" style:family="paragraph" style:parent-style-name="Text_20_body">
      <style:text-properties style:font-name="Arial" officeooo:rsid="00020e96" officeooo:paragraph-rsid="00020e96"/>
    </style:style>
    <style:style style:name="P3" style:family="paragraph" style:parent-style-name="Text_20_body">
      <style:text-properties style:font-name="Arial" officeooo:rsid="00020e96" officeooo:paragraph-rsid="002557d1"/>
    </style:style>
    <style:style style:name="P4" style:family="paragraph" style:parent-style-name="Text_20_body">
      <style:text-properties style:font-name="Arial" officeooo:paragraph-rsid="00020e96"/>
    </style:style>
    <style:style style:name="P5" style:family="paragraph" style:parent-style-name="Text_20_body">
      <style:text-properties style:font-name="Arial" officeooo:rsid="00038c33" officeooo:paragraph-rsid="00038c33"/>
    </style:style>
    <style:style style:name="P6" style:family="paragraph" style:parent-style-name="Text_20_body">
      <style:text-properties style:font-name="Arial" officeooo:rsid="00061a6d" officeooo:paragraph-rsid="00061a6d"/>
    </style:style>
    <style:style style:name="P7" style:family="paragraph" style:parent-style-name="Text_20_body">
      <style:text-properties style:font-name="Arial" fo:font-style="normal" officeooo:rsid="00100da5" officeooo:paragraph-rsid="00100da5" style:font-style-asian="normal" style:font-style-complex="normal"/>
    </style:style>
    <style:style style:name="P8" style:family="paragraph" style:parent-style-name="Text_20_body">
      <style:text-properties style:font-name="Arial" officeooo:rsid="00238f4c" officeooo:paragraph-rsid="00238f4c"/>
    </style:style>
    <style:style style:name="P9" style:family="paragraph" style:parent-style-name="Text_20_body">
      <style:text-properties style:font-name="Arial" officeooo:rsid="0016e4c6" officeooo:paragraph-rsid="0016e4c6"/>
    </style:style>
    <style:style style:name="P10" style:family="paragraph" style:parent-style-name="Text_20_body">
      <style:text-properties style:font-name="Arial" officeooo:rsid="002557d1" officeooo:paragraph-rsid="002557d1"/>
    </style:style>
    <style:style style:name="P11" style:family="paragraph" style:parent-style-name="Text_20_body">
      <style:text-properties style:font-name="Arial" officeooo:rsid="00117f79" officeooo:paragraph-rsid="00061a6d"/>
    </style:style>
    <style:style style:name="P12" style:family="paragraph" style:parent-style-name="Text_20_body">
      <style:text-properties style:font-name="Courier New" officeooo:rsid="00061a6d" officeooo:paragraph-rsid="00061a6d"/>
    </style:style>
    <style:style style:name="P13" style:family="paragraph" style:parent-style-name="Text_20_body">
      <style:text-properties style:font-name="Courier New" officeooo:rsid="002557d1" officeooo:paragraph-rsid="002557d1"/>
    </style:style>
    <style:style style:name="P14" style:family="paragraph" style:parent-style-name="Text_20_body">
      <style:text-properties officeooo:rsid="000e6bce" officeooo:paragraph-rsid="000e6bce"/>
    </style:style>
    <style:style style:name="P15" style:family="paragraph" style:parent-style-name="Table_20_Contents">
      <style:text-properties style:font-name="Courier New1"/>
    </style:style>
    <style:style style:name="P16" style:family="paragraph" style:parent-style-name="Title">
      <style:text-properties style:font-name="Arial" officeooo:rsid="0000450b" officeooo:paragraph-rsid="0000450b"/>
    </style:style>
    <style:style style:name="P17" style:family="paragraph" style:parent-style-name="Text_20_body">
      <style:text-properties style:font-name="Arial" officeooo:rsid="0028aea4" officeooo:paragraph-rsid="0028aea4"/>
    </style:style>
    <style:style style:name="P18" style:family="paragraph" style:parent-style-name="Text_20_body">
      <style:text-properties style:font-name="Arial" officeooo:rsid="00238f4c" officeooo:paragraph-rsid="00238f4c"/>
    </style:style>
    <style:style style:name="P19" style:family="paragraph" style:parent-style-name="Text_20_body">
      <style:text-properties style:font-name="Arial" officeooo:rsid="00238f4c" officeooo:paragraph-rsid="0028aea4"/>
    </style:style>
    <style:style style:name="P20" style:family="paragraph" style:parent-style-name="Text_20_body">
      <style:text-properties style:font-name="Arial" officeooo:rsid="002557d1" officeooo:paragraph-rsid="00238f4c"/>
    </style:style>
    <style:style style:name="P21" style:family="paragraph" style:parent-style-name="Heading_20_1">
      <style:text-properties style:font-name="Arial" officeooo:rsid="0000450b" officeooo:paragraph-rsid="0000450b"/>
    </style:style>
    <style:style style:name="P22" style:family="paragraph" style:parent-style-name="Heading_20_1">
      <style:text-properties style:font-name="Arial" officeooo:rsid="00020e96" officeooo:paragraph-rsid="00020e96"/>
    </style:style>
    <style:style style:name="P23" style:family="paragraph" style:parent-style-name="Table_20_Contents">
      <style:text-properties style:font-name="Courier New1"/>
    </style:style>
    <style:style style:name="T1" style:family="text">
      <style:text-properties style:font-name="Courier New"/>
    </style:style>
    <style:style style:name="T2" style:family="text">
      <style:text-properties style:font-name="Courier New" officeooo:rsid="002557d1"/>
    </style:style>
    <style:style style:name="T3" style:family="text">
      <style:text-properties officeooo:rsid="00100da5"/>
    </style:style>
    <style:style style:name="T4" style:family="text">
      <style:text-properties officeooo:rsid="00117f79"/>
    </style:style>
    <style:style style:name="T5" style:family="text">
      <style:text-properties officeooo:rsid="001305f8"/>
    </style:style>
    <style:style style:name="T6" style:family="text">
      <style:text-properties officeooo:rsid="0016e8e4"/>
    </style:style>
    <style:style style:name="T7" style:family="text">
      <style:text-properties officeooo:rsid="0018bace"/>
    </style:style>
    <style:style style:name="T8" style:family="text">
      <style:text-properties officeooo:rsid="00238f4c"/>
    </style:style>
    <style:style style:name="T9" style:family="text">
      <style:text-properties officeooo:rsid="00258b38"/>
    </style:style>
    <style:style style:name="T10" style:family="text">
      <style:text-properties officeooo:rsid="0025a274"/>
    </style:style>
    <style:style style:name="T11" style:family="text">
      <style:text-properties officeooo:rsid="0028aea4"/>
    </style:style>
    <style:style style:name="T12" style:family="text">
      <style:text-properties fo:font-style="italic" officeooo:rsid="0028aea4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10">Lab</text:span> <text:span text:style-name="T9">6</text:span>. <text:s/><text:span text:style-name="T8">Terraform variables</text:span></text:p>
      <text:p text:style-name="P1"/>
      <text:h text:style-name="P21" text:outline-level="1">Background: <text:s/></text:h>
      <text:p text:style-name="P17">Here, we will use terraform variables to parameterize our terraform templates and make then dynamic rather than just supplying static values. </text:p>
      <text:p text:style-name="P14"/>
      <text:h text:style-name="P22" text:outline-level="1">Tasks:</text:h>
      <text:p text:style-name="P4"/>
      <text:p text:style-name="P2">1. <text:span text:style-name="T3">Make a directory called ‘lab2’ underneath the terraform-labs directory.</text:span></text:p>
      <text:p text:style-name="P9">2. <text:s/>Change into the directory.</text:p>
      <text:p text:style-name="P8">3.<text:span text:style-name="T11">Create the following files: </text:span><text:span text:style-name="T12">main.tf resource.tf and vars.tf</text:span></text:p>
      <text:p text:style-name="P8">Here is the source code for the main.tf file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5">provider "aws" {</text:p>
            <text:p text:style-name="P15"><text:s text:c="4"/>access_key = "AKIAIZAHH7GJN6ASXVVA"</text:p>
            <text:p text:style-name="P15"><text:s text:c="4"/>secret_key = "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"</text:p>
            <text:p text:style-name="P15"><text:s text:c="4"/>region = "${var.region}"</text:p>
            <text:p text:style-name="P15"/>
            <text:p text:style-name="P15">}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Here is the source code for the <text:span text:style-name="T11">resource</text:span>.tf file. </text:p>
      <text:p text:style-name="P8"/>
      <table:table table:name="Table4" table:style-name="Table4">
        <table:table-column table:style-name="Table4.A"/>
        <table:table-row>
          <table:table-cell table:style-name="Table4.A1" office:value-type="string">
            <text:p text:style-name="P15">resource "aws_vpc" "main_vpc" {</text:p>
            <text:p text:style-name="P15"><text:s text:c="4"/>cidr_block = "${var.vpc_cidr}"</text:p>
            <text:p text:style-name="P15"><text:s text:c="4"/>instance_tenancy = "default"</text:p>
            <text:p text:style-name="P15"><text:s text:c="4"/>tags {</text:p>
            <text:p text:style-name="P15"><text:s text:c="8"/>Name = "Main"</text:p>
            <text:p text:style-name="P15"><text:s text:c="8"/>Location = "London"</text:p>
            <text:p text:style-name="P15"><text:s text:c="4"/>}</text:p>
            <text:p text:style-name="P15">}</text:p>
            <text:p text:style-name="P15"/>
            <text:p text:style-name="P15">resource "aws_subnet" "vpc_subnet" {</text:p>
            <text:p text:style-name="P15"><text:s text:c="4"/>vpc_id = "${aws_vpc.main_vpc.id}"</text:p>
            <text:p text:style-name="P15"><text:s text:c="4"/>cidr_block = "${var.vpc_cidr}"</text:p>
            <text:p text:style-name="P15"><text:s text:c="4"/>availability_zone = "us-east-1a"</text:p>
            <text:p text:style-name="P15"><text:s text:c="4"/>tags {</text:p>
            <text:p text:style-name="P15"><text:s text:c="8"/>Name = "subnet1"</text:p>
            <text:p text:style-name="P15"><text:s text:c="3"/>}</text:p>
            <text:p text:style-name="P15">}</text:p>
          </table:table-cell>
        </table:table-row>
      </table:table>
      <text:p text:style-name="P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Here is the source code for vars.tf</text:p>
      <text:p text:style-name="P19"/>
      <text:p text:style-name="P8"><text:soft-page-break/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5"/>
            <text:p text:style-name="P15">variable "region" {</text:p>
            <text:p text:style-name="P15"><text:s text:c="4"/>default = "us-east-1"</text:p>
            <text:p text:style-name="P15">}</text:p>
            <text:p text:style-name="P15"/>
            <text:p text:style-name="P15">variable "vpc_cidr" {</text:p>
            <text:p text:style-name="P15"><text:s text:c="4"/>default = "192.168.0.0/16"</text:p>
            <text:p text:style-name="P15">}</text:p>
            <text:p text:style-name="P15"/>
            <text:p text:style-name="P15">variable "vpc_subnet_cidr" {</text:p>
            <text:p text:style-name="P15"><text:s text:c="4"/>default = "192.168.100.0/24"</text:p>
            <text:p text:style-name="P15">}</text:p>
            <text:p text:style-name="P15"/>
            <text:p text:style-name="P15">variable "ami_instance" {</text:p>
            <text:p text:style-name="P15"><text:s text:c="4"/>default = "ami-0ac019f4fcb7cb7e6"</text:p>
            <text:p text:style-name="P15">}</text:p>
            <text:p text:style-name="P15"/>
            <text:p text:style-name="P15">variable "ami_instance_type" {</text:p>
            <text:p text:style-name="P15"><text:s text:c="4"/>default = "t2.micro"</text:p>
            <text:p text:style-name="P15">}</text:p>
            <text:p text:style-name="P15"/>
            <text:p text:style-name="P15">variable "aws_availability_zone" {</text:p>
            <text:p text:style-name="P15"><text:s text:c="4"/>default = "us-east-1a"</text:p>
            <text:p text:style-name="P15">}</text:p>
            <text:p text:style-name="P15"/>
          </table:table-cell>
        </table:table-row>
      </table:table>
      <text:p text:style-name="P8"/>
      <text:p text:style-name="P20"/>
      <text:p text:style-name="P10"><text:span text:style-name="T11">4</text:span>. <text:s/>Run the following commands:</text:p>
      <text:p text:style-name="P10"/>
      <text:p text:style-name="P13">&gt; terraform get</text:p>
      <text:p text:style-name="P3"><text:s/><text:span text:style-name="T2">&gt; </text:span><text:span text:style-name="T1">terraform init</text:span></text:p>
      <text:p text:style-name="P2">Note that the ‘&gt;’ refers to the bash shell prompt and is not part of the command. </text:p>
      <text:p text:style-name="P5">This command initializes the terraform directory structure. </text:p>
      <text:p text:style-name="P7"/>
      <text:p text:style-name="P11"/>
      <text:p text:style-name="P11"><text:span text:style-name="T11">5</text:span>. <text:s/>Run the following command:</text:p>
      <text:p text:style-name="P12">&gt; terraform plan</text:p>
      <text:p text:style-name="P6">This should print out what <text:span text:style-name="T4">actions terraform will take. </text:span></text:p>
      <text:p text:style-name="P6"/>
      <text:p text:style-name="P6"><text:span text:style-name="T11">6</text:span>. <text:s/>Run the following command:</text:p>
      <text:p text:style-name="P12">&gt; terraform apply</text:p>
      <text:p text:style-name="P6"><text:soft-page-break/>Assuming that this works correctly, AWS <text:span text:style-name="T11">will create a VPC, and a subnet located defined in the vpc. </text:span></text:p>
      <text:p text:style-name="P6"/>
      <text:p text:style-name="P6"><text:span text:style-name="T11">7.</text:span>. <text:s/><text:span text:style-name="T5">Run the following:</text:span></text:p>
      <text:p text:style-name="P12">&gt; terraform destroy</text:p>
      <text:p text:style-name="P6">This will now destroy the formerly <text:span text:style-name="T5">created AWS vpc, and all subnets. </text:span>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9:45:14.030080764</meta:creation-date>
    <dc:date>2019-02-17T22:53:28.521564284</dc:date>
    <meta:editing-duration>PT6H30M</meta:editing-duration>
    <meta:editing-cycles>21</meta:editing-cycles>
    <meta:generator>LibreOffice/6.1.4.2$Linux_X86_64 LibreOffice_project/10$Build-2</meta:generator>
    <meta:document-statistic meta:table-count="3" meta:image-count="0" meta:object-count="0" meta:page-count="4" meta:paragraph-count="63" meta:word-count="267" meta:character-count="1871" meta:non-whitespace-character-count="1556"/>
  </office:meta>
</office:document-meta>
</file>